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293cm" fo:margin-left="0cm" table:align="left" fo:background-color="#272822">
        <style:background-image/>
      </style:table-properties>
    </style:style>
    <style:style style:name="Table1.A" style:family="table-column">
      <style:table-column-properties style:column-width="0.584cm"/>
    </style:style>
    <style:style style:name="Table1.B" style:family="table-column">
      <style:table-column-properties style:column-width="17.709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P1" style:family="paragraph" style:parent-style-name="Standard">
      <style:text-properties officeooo:paragraph-rsid="0013c05d"/>
    </style:style>
    <style:style style:name="P2" style:family="paragraph" style:parent-style-name="Standard">
      <style:text-properties fo:font-variant="normal" fo:text-transform="none" fo:color="#000000" style:font-name="Lato" fo:font-size="10.5pt" fo:letter-spacing="normal" fo:font-style="normal" fo:font-weight="normal" officeooo:paragraph-rsid="0013c05d"/>
    </style:style>
    <style:style style:name="P3" style:family="paragraph" style:parent-style-name="Standard">
      <style:text-properties fo:font-variant="normal" fo:text-transform="none" fo:color="#c7254e" style:font-name="Menlo" fo:font-size="9pt" fo:letter-spacing="normal" fo:font-style="normal" fo:font-weight="normal" officeooo:paragraph-rsid="0013c05d"/>
    </style:style>
    <style:style style:name="P4" style:family="paragraph" style:parent-style-name="Standard">
      <style:text-properties officeooo:paragraph-rsid="001418d6"/>
    </style:style>
    <style:style style:name="P5" style:family="paragraph" style:parent-style-name="Standard">
      <style:text-properties officeooo:rsid="001585b6" officeooo:paragraph-rsid="001585b6"/>
    </style:style>
    <style:style style:name="P6" style:family="paragraph" style:parent-style-name="Standard">
      <style:text-properties officeooo:paragraph-rsid="001585b6"/>
    </style:style>
    <style:style style:name="P7" style:family="paragraph" style:parent-style-name="Standard">
      <style:text-properties officeooo:rsid="001762d3" officeooo:paragraph-rsid="0013c05d"/>
    </style:style>
    <style:style style:name="P8" style:family="paragraph" style:parent-style-name="Standard">
      <style:text-properties officeooo:rsid="0017efe5" officeooo:paragraph-rsid="0017efe5"/>
    </style:style>
    <style:style style:name="P9" style:family="paragraph" style:parent-style-name="Standard">
      <style:text-properties officeooo:paragraph-rsid="0017efe5"/>
    </style:style>
    <style:style style:name="P10" style:family="paragraph" style:parent-style-name="Text_20_body">
      <style:text-properties officeooo:paragraph-rsid="0013c05d"/>
    </style:style>
    <style:style style:name="P11" style:family="paragraph" style:parent-style-name="Text_20_body">
      <style:text-properties fo:font-variant="normal" fo:text-transform="none" fo:color="#000000" style:font-name="inherit" fo:font-size="10.5pt" fo:letter-spacing="normal" fo:font-style="normal" fo:font-weight="normal" officeooo:paragraph-rsid="0013c05d"/>
    </style:style>
    <style:style style:name="P12" style:family="paragraph" style:parent-style-name="Text_20_body">
      <style:text-properties officeooo:rsid="001585b6" officeooo:paragraph-rsid="001585b6"/>
    </style:style>
    <style:style style:name="P13" style:family="paragraph" style:parent-style-name="Text_20_body">
      <style:text-properties officeooo:rsid="0017efe5" officeooo:paragraph-rsid="0017efe5"/>
    </style:style>
    <style:style style:name="P14" style:family="paragraph" style:parent-style-name="Text_20_body">
      <style:paragraph-properties fo:margin-left="0cm" fo:margin-right="0cm" fo:margin-top="0cm" fo:margin-bottom="0cm" loext:contextual-spacing="false" fo:line-height="140%" fo:orphans="2" fo:widows="2" fo:text-indent="0cm" style:auto-text-indent="false" fo:padding="0cm" fo:border="none"/>
    </style:style>
    <style:style style:name="P15"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16" style:family="paragraph" style:parent-style-name="Heading_20_1">
      <style:text-properties fo:font-variant="normal" fo:text-transform="none" fo:color="#dd0000" style:font-name="inherit" fo:font-size="18pt" fo:letter-spacing="normal" fo:font-style="normal" fo:font-weight="bold" officeooo:paragraph-rsid="0013c05d" loext:padding="0cm" loext:border="none"/>
    </style:style>
    <style:style style:name="P17" style:family="paragraph" style:parent-style-name="Heading_20_3">
      <style:text-properties fo:font-variant="normal" fo:text-transform="none" fo:color="#dd0000" style:font-name="inherit" fo:font-size="15pt" fo:letter-spacing="normal" fo:font-style="normal" fo:font-weight="bold" officeooo:paragraph-rsid="0013c05d" loext:padding="0cm" loext:border="none"/>
    </style:style>
    <style:style style:name="P18" style:family="paragraph" style:parent-style-name="Heading_20_3">
      <style:text-properties fo:font-variant="normal" fo:text-transform="none" fo:color="#dd0000" style:font-name="inherit" fo:font-size="15pt" fo:letter-spacing="normal" fo:font-style="normal" fo:font-weight="bold" officeooo:paragraph-rsid="0013c05d" fo:background-color="#ffff00" loext:padding="0cm" loext:border="none"/>
    </style:style>
    <style:style style:name="P19" style:family="paragraph" style:parent-style-name="Heading_20_3">
      <style:text-properties fo:font-variant="normal" fo:text-transform="none" fo:color="#dd0000" style:font-name="inherit" fo:font-size="13pt" fo:letter-spacing="normal" fo:font-style="normal" fo:font-weight="bold" officeooo:paragraph-rsid="001585b6" fo:background-color="#00ffff" style:font-size-asian="13pt" style:font-weight-asian="bold" style:font-size-complex="13pt" style:font-weight-complex="bold" loext:padding="0cm" loext:border="none"/>
    </style:style>
    <style:style style:name="P20" style:family="paragraph" style:parent-style-name="Heading_20_2">
      <style:text-properties fo:font-variant="normal" fo:text-transform="none" fo:color="#dd0000" style:font-name="inherit" fo:font-size="16.5pt" fo:letter-spacing="normal" fo:font-style="normal" fo:font-weight="bold" officeooo:paragraph-rsid="0013c05d" loext:padding="0cm" loext:border="none"/>
    </style:style>
    <style:style style:name="P21" style:family="paragraph" style:parent-style-name="Heading_20_2">
      <style:text-properties fo:font-variant="normal" fo:text-transform="none" fo:color="#dd0000" style:font-name="inherit" fo:font-size="13pt" fo:letter-spacing="normal" fo:font-style="normal" fo:font-weight="bold" officeooo:paragraph-rsid="0013c05d" fo:background-color="#00ffff" style:font-size-asian="13pt" style:font-weight-asian="bold" style:font-size-complex="13pt" style:font-weight-complex="bold" loext:padding="0cm" loext:border="none"/>
    </style:style>
    <style:style style:name="P22" style:family="paragraph" style:parent-style-name="Table_20_Contents">
      <style:paragraph-properties fo:margin-left="0cm" fo:margin-right="0cm" fo:text-indent="0cm" style:auto-text-indent="false"/>
      <style:text-properties fo:font-size="2pt" style:font-size-asian="2pt" style:font-size-complex="2pt"/>
    </style:style>
    <style:style style:name="P2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2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2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2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T1" style:family="text">
      <style:text-properties fo:font-variant="normal" fo:text-transform="none" fo:color="#000000" style:font-name="Lato" fo:font-size="10.5pt" fo:letter-spacing="normal" fo:font-style="normal" fo:font-weight="normal"/>
    </style:style>
    <style:style style:name="T2" style:family="text">
      <style:text-properties fo:font-variant="normal" fo:text-transform="none" fo:color="#000000" style:font-name="Lato" fo:font-size="10.5pt" fo:letter-spacing="normal" fo:font-style="normal" fo:font-weight="normal" loext:padding="0cm" loext:border="none"/>
    </style:style>
    <style:style style:name="T3" style:family="text">
      <style:text-properties fo:font-variant="normal" fo:text-transform="none" fo:color="#000000" style:font-name="Lato" fo:font-size="10.5pt" fo:letter-spacing="normal" fo:font-style="normal" fo:font-weight="normal" fo:background-color="#ffff00" loext:char-shading-value="0"/>
    </style:style>
    <style:style style:name="T4" style:family="text">
      <style:text-properties fo:font-variant="normal" fo:text-transform="none" fo:color="#000000" style:font-name="Lato" fo:font-size="10.5pt" fo:letter-spacing="normal" fo:font-style="normal" fo:font-weight="normal" officeooo:rsid="001585b6"/>
    </style:style>
    <style:style style:name="T5" style:family="text">
      <style:text-properties fo:font-variant="normal" fo:text-transform="none" fo:color="#000000" style:font-name="Lato" fo:font-size="10.5pt" fo:letter-spacing="normal" fo:font-style="normal" fo:font-weight="bold"/>
    </style:style>
    <style:style style:name="T6" style:family="text">
      <style:text-properties fo:font-variant="normal" fo:text-transform="none" fo:color="#000000" style:font-name="Lato" fo:font-size="10.5pt" fo:letter-spacing="normal" fo:font-style="italic" fo:font-weight="normal" fo:background-color="#f9f2f4" loext:char-shading-value="0" loext:padding="0cm" loext:border="none"/>
    </style:style>
    <style:style style:name="T7" style:family="text">
      <style:text-properties fo:font-variant="normal" fo:text-transform="none" fo:color="#000000" style:font-name="Lato" fo:font-size="10.5pt" fo:letter-spacing="normal" fo:font-style="italic" fo:font-weight="normal" loext:padding="0cm" loext:border="none"/>
    </style:style>
    <style:style style:name="T8" style:family="text">
      <style:text-properties fo:font-variant="normal" fo:text-transform="none" fo:color="#000000" style:font-name="Lato" fo:letter-spacing="normal" fo:font-style="normal"/>
    </style:style>
    <style:style style:name="T9" style:family="text">
      <style:text-properties fo:font-variant="normal" fo:text-transform="none" fo:color="#000000" style:font-name="Lato" fo:letter-spacing="normal" fo:font-style="normal" fo:font-weight="normal" loext:padding="0cm" loext:border="none"/>
    </style:style>
    <style:style style:name="T10" style:family="text">
      <style:text-properties fo:font-variant="normal" fo:text-transform="none" fo:color="#000000" style:font-name="Lato" fo:letter-spacing="normal" fo:font-style="normal" officeooo:rsid="001585b6"/>
    </style:style>
    <style:style style:name="T11" style:family="text">
      <style:text-properties fo:font-variant="normal" fo:text-transform="none" fo:color="#000000" fo:letter-spacing="normal"/>
    </style:style>
    <style:style style:name="T12" style:family="text">
      <style:text-properties fo:font-variant="normal" fo:text-transform="none" fo:color="#000000" style:text-line-through-style="none" style:text-line-through-type="none" style:font-name="Lato" fo:font-size="10.5pt" fo:letter-spacing="normal" fo:font-style="normal" style:text-underline-style="none" fo:font-weight="normal" style:text-blinking="false" fo:background-color="#ffffff" loext:char-shading-value="0" loext:padding="0cm" loext:border="none"/>
    </style:style>
    <style:style style:name="T13" style:family="text">
      <style:text-properties fo:font-variant="normal" fo:text-transform="none" fo:color="#000000" style:font-name="inherit" fo:font-size="9pt" fo:letter-spacing="normal" fo:font-style="italic" fo:font-weight="normal" fo:background-color="#f9f2f4" loext:char-shading-value="0" loext:padding="0cm" loext:border="none"/>
    </style:style>
    <style:style style:name="T14" style:family="text">
      <style:text-properties fo:font-variant="normal" fo:text-transform="none" fo:color="#000000" style:font-name="inherit" fo:font-size="10.5pt" fo:letter-spacing="normal" fo:font-style="normal" fo:font-weight="normal"/>
    </style:style>
    <style:style style:name="T15" style:family="text">
      <style:text-properties fo:font-variant="normal" fo:text-transform="none" fo:color="#000000" style:font-name="inherit" fo:font-size="10.5pt" fo:letter-spacing="normal" fo:font-style="normal" fo:font-weight="bold"/>
    </style:style>
    <style:style style:name="T16" style:family="text">
      <style:text-properties fo:font-variant="normal" fo:text-transform="none" fo:color="#000000" style:font-name="inherit" fo:font-size="10.5pt" fo:letter-spacing="normal" fo:font-style="italic" fo:font-weight="normal" loext:padding="0cm" loext:border="none"/>
    </style:style>
    <style:style style:name="T17" style:family="text">
      <style:text-properties fo:font-variant="normal" fo:text-transform="none" fo:color="#000000" fo:font-size="10.5pt" fo:letter-spacing="normal" fo:font-style="normal" fo:font-weight="normal"/>
    </style:style>
    <style:style style:name="T18" style:family="text">
      <style:text-properties fo:font-variant="normal" fo:text-transform="none" fo:color="#000000" style:font-name="Menlo" fo:font-size="9pt" fo:letter-spacing="normal" fo:font-style="normal" fo:font-weight="normal"/>
    </style:style>
    <style:style style:name="T19" style:family="text">
      <style:text-properties fo:font-variant="normal" fo:text-transform="none" fo:color="#000000" style:font-name="Menlo" fo:font-size="9pt" fo:letter-spacing="normal" fo:font-style="normal" fo:font-weight="normal" fo:background-color="#f9f2f4" loext:char-shading-value="0" loext:padding="0cm" loext:border="none"/>
    </style:style>
    <style:style style:name="T20" style:family="text">
      <style:text-properties fo:font-variant="normal" fo:text-transform="none" fo:color="#000000" style:font-name="Menlo" fo:font-size="9pt" fo:letter-spacing="normal" fo:font-weight="normal" loext:padding="0cm" loext:border="none"/>
    </style:style>
    <style:style style:name="T21" style:family="text">
      <style:text-properties fo:font-variant="normal" fo:text-transform="none" fo:color="#0f1bff" style:text-line-through-style="none" style:text-line-through-type="none" style:font-name="Lato" fo:font-size="10.5pt" fo:letter-spacing="normal" fo:font-style="normal" style:text-underline-style="none" fo:font-weight="normal" officeooo:rsid="0013c05d" style:text-blinking="false" fo:background-color="#ffffff" loext:char-shading-value="0" loext:padding="0cm" loext:border="none"/>
    </style:style>
    <style:style style:name="T22" style:family="text">
      <style:text-properties fo:font-variant="normal" fo:text-transform="none" fo:color="#c7254e" style:font-name="Menlo" fo:font-size="9pt" fo:letter-spacing="normal" fo:font-style="normal" fo:font-weight="normal"/>
    </style:style>
    <style:style style:name="T23"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24" style:family="text">
      <style:text-properties fo:font-variant="normal" fo:text-transform="none" fo:color="#c7254e" style:font-name="Menlo" fo:font-size="9pt" fo:letter-spacing="normal" fo:font-style="normal" fo:font-weight="normal" officeooo:rsid="001762d3"/>
    </style:style>
    <style:style style:name="T25" style:family="text">
      <style:text-properties fo:font-variant="normal" fo:text-transform="none" fo:color="#c7254e" style:font-name="Menlo" fo:font-size="9pt" fo:letter-spacing="normal" fo:font-style="normal" fo:font-weight="normal" officeooo:rsid="0017efe5"/>
    </style:style>
    <style:style style:name="T26" style:family="text">
      <style:text-properties fo:font-variant="normal" fo:text-transform="none" fo:color="#c7254e" style:font-name="Menlo" fo:font-size="9pt" fo:letter-spacing="normal" fo:font-style="italic" fo:font-weight="normal" loext:padding="0cm" loext:border="none"/>
    </style:style>
    <style:style style:name="T27" style:family="text">
      <style:text-properties fo:font-variant="normal" fo:text-transform="none" fo:color="#c7254e" style:font-name="Menlo" fo:font-size="11.25pt" fo:letter-spacing="normal" fo:font-style="normal" fo:font-weight="normal" fo:background-color="#f9f2f4" loext:char-shading-value="0" loext:padding="0cm" loext:border="none"/>
    </style:style>
    <style:style style:name="T28" style:family="text">
      <style:text-properties fo:font-variant="normal" fo:text-transform="none" fo:color="#c7254e" style:font-name="inherit" fo:font-size="9pt" fo:letter-spacing="normal" fo:font-style="italic" fo:font-weight="normal" fo:background-color="#f9f2f4" loext:char-shading-value="0" loext:padding="0cm" loext:border="none"/>
    </style:style>
    <style:style style:name="T29" style:family="text">
      <style:text-properties fo:font-variant="normal" fo:text-transform="none" fo:color="#c7254e" style:font-name="inherit" fo:font-size="11.25pt" fo:letter-spacing="normal" fo:font-style="italic" fo:font-weight="normal" fo:background-color="#f9f2f4" loext:char-shading-value="0" loext:padding="0cm" loext:border="none"/>
    </style:style>
    <style:style style:name="T30" style:family="text">
      <style:text-properties fo:font-variant="normal" fo:text-transform="none" fo:color="#c7254e" fo:letter-spacing="normal" fo:background-color="#f9f2f4" loext:char-shading-value="0" loext:padding="0cm" loext:border="none"/>
    </style:style>
    <style:style style:name="T31" style:family="text">
      <style:text-properties fo:font-variant="normal" fo:text-transform="none" fo:color="#c7254e" fo:font-size="9pt" fo:letter-spacing="normal" fo:font-style="normal" fo:font-weight="normal" fo:background-color="#f9f2f4" loext:char-shading-value="0" loext:padding="0cm" loext:border="none"/>
    </style:style>
    <style:style style:name="T32" style:family="text">
      <style:text-properties fo:font-variant="normal" fo:text-transform="none" fo:color="#0000ff" style:font-name="inherit" fo:font-size="9pt" fo:letter-spacing="normal" fo:font-style="normal" fo:font-weight="bold" fo:background-color="#f9f2f4" loext:char-shading-value="0" loext:padding="0cm" loext:border="none"/>
    </style:style>
    <style:style style:name="T33" style:family="text">
      <style:text-properties fo:color="#000000" style:font-name="Lato"/>
    </style:style>
    <style:style style:name="T34" style:family="text">
      <style:text-properties fo:color="#000000" style:font-name="Lato" fo:font-size="10.5pt" fo:font-weight="normal"/>
    </style:style>
    <style:style style:name="T35" style:family="text">
      <style:text-properties fo:color="#000000" style:font-name="Lato" fo:font-size="10.5pt" fo:letter-spacing="normal" fo:font-style="italic" fo:font-weight="normal" loext:padding="0cm" loext:border="none"/>
    </style:style>
    <style:style style:name="T36" style:family="text">
      <style:text-properties fo:color="#000000" style:font-name="Lato" officeooo:rsid="001585b6"/>
    </style:style>
    <style:style style:name="T37" style:family="text">
      <style:text-properties style:font-name="Lato"/>
    </style:style>
    <style:style style:name="T38" style:family="text">
      <style:text-properties fo:color="#c7254e" style:font-name="Menlo" fo:font-size="9pt"/>
    </style:style>
    <style:style style:name="T39" style:family="text">
      <style:text-properties fo:color="#c7254e" style:font-name="Menlo" fo:font-size="9pt" fo:background-color="#f9f2f4" loext:char-shading-value="0" loext:padding="0cm" loext:border="none"/>
    </style:style>
    <style:style style:name="T40" style:family="text">
      <style:text-properties fo:color="#c7254e" style:font-name="Menlo" fo:font-size="9pt" fo:letter-spacing="normal" fo:font-style="italic" fo:font-weight="normal" loext:padding="0cm" loext:border="none"/>
    </style:style>
    <style:style style:name="T41" style:family="text">
      <style:text-properties fo:font-style="italic" loext:padding="0cm" loext:border="none"/>
    </style:style>
    <style:style style:name="T42" style:family="text">
      <style:text-properties style:font-name="inherit"/>
    </style:style>
    <style:style style:name="T43" style:family="text">
      <style:text-properties officeooo:rsid="001418d6"/>
    </style:style>
    <style:style style:name="T44"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45"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46" style:family="text">
      <style:text-properties fo:color="#f92650"/>
    </style:style>
    <style:style style:name="T47" style:family="text">
      <style:text-properties fo:color="#f92650" style:font-name="inherit"/>
    </style:style>
    <style:style style:name="T48" style:family="text">
      <style:text-properties fo:color="#f8f8f2"/>
    </style:style>
    <style:style style:name="T49" style:family="text">
      <style:text-properties fo:color="#f8f8f2" style:font-name="inherit"/>
    </style:style>
    <style:style style:name="T50" style:family="text">
      <style:text-properties fo:color="#006fe0"/>
    </style:style>
    <style:style style:name="T51" style:family="text">
      <style:text-properties fo:color="#006fe0" style:font-name="inherit"/>
    </style:style>
    <style:style style:name="T52" style:family="text">
      <style:text-properties fo:color="#ae81ff"/>
    </style:style>
    <style:style style:name="T53" style:family="text">
      <style:text-properties fo:color="#ae81ff" style:font-name="inherit"/>
    </style:style>
    <style:style style:name="T54" style:family="text">
      <style:text-properties fo:color="#66d9ef"/>
    </style:style>
    <style:style style:name="T55" style:family="text">
      <style:text-properties fo:color="#66d9ef" style:font-name="inherit"/>
    </style:style>
    <style:style style:name="T56" style:family="text">
      <style:text-properties fo:color="#a6e22d"/>
    </style:style>
    <style:style style:name="T57" style:family="text">
      <style:text-properties fo:color="#75715e" style:font-name="inherit"/>
    </style:style>
    <style:style style:name="T58" style:family="text">
      <style:text-properties fo:color="#e6db5d"/>
    </style:style>
    <style:style style:name="T59" style:family="text">
      <style:text-properties fo:color="#e6db5d" style:font-name="inherit"/>
    </style:style>
    <style:style style:name="T60" style:family="text">
      <style:text-properties fo:color="#e6db5d" style:font-name="inherit" officeooo:rsid="001585b6"/>
    </style:style>
    <style:style style:name="T61" style:family="text">
      <style:text-properties fo:color="#e6db5d" officeooo:rsid="001585b6"/>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Device_File_Creation_for_Character_Drivers"/>Device File Creation for Character Drivers</text:h>
      <text:p text:style-name="P1"><text:span text:style-name="T1">In our Last </text:span><text:span text:style-name="T21">session</text:span><text:span text:style-name="T12"> </text:span><text:span text:style-name="T1">we have seen how to assign major and minor number. But if you see there it will create major and minor number. But i wont create any device files in </text:span><text:span text:style-name="Source_20_Text"><text:span text:style-name="T23">/dev/</text:span></text:span><text:span text:style-name="T1">directory. Device file is important to communicate to hardware. Let’s start our tutorial.</text:span></text:p>
      <text:p text:style-name="P1"/>
      <text:h text:style-name="P16" text:outline-level="1"><text:bookmark text:name="Device_Files"/>Device Files</text:h>
      <text:p text:style-name="P2">Device file allows transparent communication between user space applications and hardware.</text:p>
      <text:p text:style-name="P2"/>
      <text:p text:style-name="P2">They are not normal “files”, but look like files from the program’s point of view: you can read from them, write to them, <text:span text:style-name="Emphasis"><text:span text:style-name="T41">mmap() </text:span></text:span>onto them, and so forth. When you access such a device “file,” the kernel recognizes the I/O request and passes it a device driver, which performs some operation, such as reading data from a serial port, or sending data to a hardware.</text:p>
      <text:p text:style-name="P1"/>
      <text:p text:style-name="P2">Device files (although inappropriately named, we will continue to use this term) provide a convenient way to access system resources without requiring the applications programmer to know how the underlying device works. Under Linux, as with most Unix systems, device drivers themselves are part of the kernel.</text:p>
      <text:p text:style-name="P2"/>
      <text:p text:style-name="P2">All device files are stored in <text:span text:style-name="Source_20_Text"><text:span text:style-name="T39">/dev </text:span></text:span>directory. Use ls command to browse the directory:</text:p>
      <text:p text:style-name="P2"/>
      <text:p text:style-name="P2"><text:tab/><text:span text:style-name="T38">ls -l /dev/</text:span></text:p>
      <text:p text:style-name="P2"/>
      <text:p text:style-name="P1"><text:span text:style-name="T1">Each device on the system should have a corresponding entry in </text:span><text:span text:style-name="Source_20_Text"><text:span text:style-name="Emphasis"><text:span text:style-name="T28">/dev</text:span></text:span></text:span><text:span text:style-name="T1">. For example, </text:span><text:span text:style-name="Emphasis"><text:span text:style-name="Source_20_Text"><text:span text:style-name="T23">/dev/ttyS0</text:span></text:span></text:span><text:span text:style-name="Emphasis"><text:span text:style-name="T6"> </text:span></text:span><text:span text:style-name="T1">corresponds to the first serial port, known as COM1 under </text:span><text:span text:style-name="T2">MS-DOS</text:span><text:span text:style-name="T1">; </text:span><text:span text:style-name="Source_20_Text"><text:span text:style-name="Emphasis"><text:span text:style-name="T28">/dev/hda2</text:span></text:span></text:span><text:span text:style-name="Source_20_Text"><text:span text:style-name="Emphasis"><text:span text:style-name="T13"> </text:span></text:span></text:span><text:span text:style-name="T1">corresponds to the second partition on the first </text:span><text:span text:style-name="T2">IDE </text:span><text:span text:style-name="T1">drive. In fact, there should be entries in</text:span><text:span text:style-name="Source_20_Text"><text:span text:style-name="T30"> </text:span></text:span><text:span text:style-name="Source_20_Text"><text:span text:style-name="Emphasis"><text:span text:style-name="T28">/dev</text:span></text:span></text:span><text:span text:style-name="Source_20_Text"><text:span text:style-name="Emphasis"><text:span text:style-name="T13"> </text:span></text:span></text:span><text:span text:style-name="T1">for devices you do not have. The device files are generally created during system installation and include every possible device driver. They don’t necessarily correspond to the actual hardware on your system. There are a number of pseudo-devices in</text:span><text:span text:style-name="Source_20_Text"><text:span text:style-name="Emphasis"><text:span text:style-name="T28">/dev</text:span></text:span></text:span><text:span text:style-name="Source_20_Text"><text:span text:style-name="Emphasis"><text:span text:style-name="T13"> </text:span></text:span></text:span><text:span text:style-name="T1">that don’t correspond to any actual peripheral. For example, </text:span><text:span text:style-name="Source_20_Text"><text:span text:style-name="Emphasis"><text:span text:style-name="T28">/dev/null</text:span></text:span></text:span><text:span text:style-name="Source_20_Text"><text:span text:style-name="Emphasis"><text:span text:style-name="T13"> </text:span></text:span></text:span><text:span text:style-name="T1">acts as a byte sink; any write request to </text:span><text:span text:style-name="Source_20_Text"><text:span text:style-name="Emphasis"><text:span text:style-name="T28">/dev/null </text:span></text:span></text:span><text:span text:style-name="T1">will succeed, but the data written will be ignored.</text:span></text:p>
      <text:p text:style-name="P1"/>
      <text:p text:style-name="P1"><text:span text:style-name="T1">When using </text:span><text:span text:style-name="Source_20_Text"><text:span text:style-name="Teletype"><text:span text:style-name="T23">ls -l</text:span></text:span></text:span><text:span text:style-name="Source_20_Text"><text:span text:style-name="T23"> </text:span></text:span><text:span text:style-name="T1">to list device files in </text:span><text:span text:style-name="Source_20_Text"><text:span text:style-name="Emphasis"><text:span text:style-name="T28">/dev</text:span></text:span></text:span><text:span text:style-name="T1">, you’ll see something like the following:</text:span></text:p>
      <text:p text:style-name="P1"><text:span text:style-name="T1"/></text:p>
      <text:p text:style-name="P10"><text:span text:style-name="Source_20_Text"><text:span text:style-name="Strong_20_Emphasis"><text:span text:style-name="T32">c</text:span></text:span></text:span><text:span text:style-name="Source_20_Text"><text:span text:style-name="T23">rw--w---- 1 root tty </text:span></text:span><text:span text:style-name="Source_20_Text"><text:span text:style-name="Strong_20_Emphasis"><text:span text:style-name="T32">4</text:span></text:span></text:span><text:span text:style-name="Source_20_Text"><text:span text:style-name="T23">, </text:span></text:span><text:span text:style-name="Source_20_Text"><text:span text:style-name="Strong_20_Emphasis"><text:span text:style-name="T32">0</text:span></text:span></text:span><text:span text:style-name="Source_20_Text"><text:span text:style-name="T23"> Aug 15 10:40 tty0</text:span></text:span></text:p>
      <text:p text:style-name="P14"><text:span text:style-name="Source_20_Text"><text:span text:style-name="Strong_20_Emphasis"><text:span text:style-name="T32">b</text:span></text:span></text:span><text:span text:style-name="Source_20_Text"><text:span text:style-name="T23">rw-rw---- 1 root disk </text:span></text:span><text:span text:style-name="Source_20_Text"><text:span text:style-name="Strong_20_Emphasis"><text:span text:style-name="T32">1</text:span></text:span></text:span><text:span text:style-name="Source_20_Text"><text:span text:style-name="T23">, </text:span></text:span><text:span text:style-name="Source_20_Text"><text:span text:style-name="Strong_20_Emphasis"><text:span text:style-name="T32">0</text:span></text:span></text:span><text:span text:style-name="Source_20_Text"><text:span text:style-name="T23"> Aug 15 10:40 ram0</text:span></text:span></text:p>
      <text:p text:style-name="P1"/>
      <text:p text:style-name="P1"><text:span text:style-name="T1">First of all, note that the first letter of the permissions field is </text:span><text:span text:style-name="T9">denoted that driver type. </text:span><text:span text:style-name="T1">Device files are denoted either by </text:span><text:span text:style-name="Teletype"><text:span text:style-name="T17">b</text:span></text:span><text:span text:style-name="T1">, for block devices, or </text:span><text:span text:style-name="Teletype"><text:span text:style-name="T17">c</text:span></text:span><text:span text:style-name="T1">, for character devices.</text:span></text:p>
      <text:p text:style-name="P1"/>
      <text:p text:style-name="P1"><text:span text:style-name="T1">Also, note that the size field in the </text:span><text:span text:style-name="Source_20_Text"><text:span text:style-name="Teletype"><text:span text:style-name="T23">ls -l</text:span></text:span></text:span><text:span text:style-name="Source_20_Text"><text:span text:style-name="Teletype"><text:span text:style-name="T19"> </text:span></text:span></text:span><text:span text:style-name="T1">listing is replaced by two numbers, separated by a comma. The first value is the </text:span><text:span text:style-name="Emphasis"><text:span text:style-name="T35">major device number <text:s/></text:span></text:span><text:span text:style-name="T1">and the second is the </text:span><text:span text:style-name="Emphasis"><text:span text:style-name="T35">minor device number</text:span></text:span><text:span text:style-name="T1">.</text:span></text:p>
      <text:p text:style-name="P1"/>
      <text:h text:style-name="P16" text:outline-level="1"><text:soft-page-break/></text:h>
      <text:h text:style-name="P16" text:outline-level="1"/>
      <text:h text:style-name="P16" text:outline-level="1"><text:bookmark text:name="Creating_Device_File"/>Creating Device File</text:h>
      <text:p text:style-name="P2">We can create the dive file in two ways.</text:p>
      <text:p text:style-name="P1"/>
      <text:p text:style-name="P11"><text:tab/><text:span text:style-name="T43">1. </text:span>Manually</text:p>
      <text:p text:style-name="P1"><text:span text:style-name="T43"><text:tab/>2. </text:span><text:span text:style-name="T14">Automatically</text:span></text:p>
      <text:p text:style-name="P1"/>
      <text:h text:style-name="P20" text:outline-level="2"><text:bookmark text:name="Manually_Creating_Device_File"/>Manually Creating Device File</text:h>
      <text:p text:style-name="P1"><text:span text:style-name="T1">We can create the device file manually by using </text:span><text:span text:style-name="Source_20_Text"><text:span text:style-name="T23">mknod</text:span></text:span><text:span text:style-name="T1">.</text:span></text:p>
      <text:p text:style-name="P1"/>
      <text:p text:style-name="P1"><text:span text:style-name="T22">mknod -m &lt;</text:span><text:span text:style-name="Emphasis"><text:span text:style-name="T40">permissions&gt;</text:span></text:span><text:span text:style-name="Emphasis"><text:span text:style-name="T26"> </text:span></text:span><text:span text:style-name="T22">&lt;</text:span><text:span text:style-name="Emphasis"><text:span text:style-name="T40">name&gt;</text:span></text:span><text:span text:style-name="Emphasis"><text:span text:style-name="T26"> </text:span></text:span><text:span text:style-name="T22">&lt;</text:span><text:span text:style-name="Emphasis"><text:span text:style-name="T40">device</text:span></text:span><text:span text:style-name="Emphasis"><text:span text:style-name="T26"> </text:span></text:span><text:span text:style-name="Emphasis"><text:span text:style-name="T40">type&gt;</text:span></text:span><text:span text:style-name="Emphasis"><text:span text:style-name="T26"> </text:span></text:span><text:span text:style-name="T22">&lt;</text:span><text:span text:style-name="Emphasis"><text:span text:style-name="T40">major&gt;</text:span></text:span><text:span text:style-name="Emphasis"><text:span text:style-name="T26"> </text:span></text:span><text:span text:style-name="T22">&lt;</text:span><text:span text:style-name="Emphasis"><text:span text:style-name="T40">minor&gt;</text:span></text:span></text:p>
      <text:p text:style-name="P1"/>
      <text:p text:style-name="P1"><text:tab/><text:span text:style-name="Emphasis"><text:span text:style-name="T35">&lt;name&gt; </text:span></text:span><text:span text:style-name="T11">– </text:span><text:span text:style-name="T1">your device file name that should have full path (/dev/name)</text:span></text:p>
      <text:p text:style-name="P1"><text:span text:style-name="T1"><text:tab/></text:span><text:span text:style-name="Emphasis"><text:span text:style-name="T7">&lt;device type&gt; </text:span></text:span><text:span text:style-name="T1">– Put </text:span><text:span text:style-name="Strong_20_Emphasis"><text:span text:style-name="T5">c </text:span></text:span><text:span text:style-name="T1">or </text:span><text:span text:style-name="Strong_20_Emphasis"><text:span text:style-name="T5">b</text:span></text:span></text:p>
      <text:p text:style-name="P4"><text:span text:style-name="T1"><text:tab/><text:tab/></text:span></text:p>
      <text:p text:style-name="P4"><text:span text:style-name="T1"><text:tab/><text:tab/><text:tab/>c – Character Device</text:span></text:p>
      <text:p text:style-name="P1"><text:span text:style-name="T1"><text:tab/><text:tab/><text:tab/>b – Block Device</text:span></text:p>
      <text:p text:style-name="P1"><text:span text:style-name="T1"/></text:p>
      <text:p text:style-name="P1"><text:span text:style-name="Emphasis"><text:span text:style-name="T7">&lt;major&gt; </text:span></text:span><text:span text:style-name="T1">– major number of your driver</text:span></text:p>
      <text:p text:style-name="P1"><text:span text:style-name="Emphasis"><text:span text:style-name="T7">&lt;minor&gt; </text:span></text:span><text:span text:style-name="T1">– minor number of your driver</text:span></text:p>
      <text:p text:style-name="P1"><text:span text:style-name="T2">-m </text:span><text:span text:style-name="T1">&lt;</text:span><text:span text:style-name="Emphasis"><text:span text:style-name="T7">permissions&gt; – </text:span></text:span><text:span text:style-name="T1">optional argument that sets the permission bits of the new device file to </text:span><text:span text:style-name="Emphasis"><text:span text:style-name="T7">permissions</text:span></text:span></text:p>
      <text:p text:style-name="P1"><text:span text:style-name="Strong_20_Emphasis"><text:span text:style-name="T5"/></text:span></text:p>
      <text:p text:style-name="P1"><text:span text:style-name="Strong_20_Emphasis"><text:span text:style-name="T5">Example:</text:span></text:span></text:p>
      <text:p text:style-name="P1"><text:span text:style-name="T1"/></text:p>
      <text:p text:style-name="P1"><text:span text:style-name="T1"><text:tab/></text:span><text:span text:style-name="T3">sudo mknod -m 666 /dev/etx_device c 246 0</text:span></text:p>
      <text:p text:style-name="P1"><text:span text:style-name="T1"/></text:p>
      <text:p text:style-name="P1"><text:span text:style-name="T1">If you don’t want to give permission, You can also use </text:span><text:span text:style-name="Teletype"><text:span text:style-name="T17">chmod </text:span></text:span><text:span text:style-name="T1">to set the permissions for a device file after creation.</text:span></text:p>
      <text:p text:style-name="P1"><text:span text:style-name="T1"/></text:p>
      <text:h text:style-name="P18" text:outline-level="3"><text:bookmark text:name="Advantages"/><text:span text:style-name="T34">Advantages</text:span></text:h>
      <text:p text:style-name="P1"><text:span text:style-name="T1"/></text:p>
      <text:p text:style-name="P1"><text:span text:style-name="T1"><text:tab/></text:span><text:span text:style-name="T4">&gt;-- </text:span><text:span text:style-name="T1">Anyone can create the device file using this method.</text:span></text:p>
      <text:p text:style-name="P1"><text:span text:style-name="T1"><text:tab/></text:span><text:span text:style-name="T4">&gt;-- You can create the device file even before load the driver.</text:span></text:p>
      <text:p text:style-name="P1"><text:span text:style-name="T4"/></text:p>
      <text:p text:style-name="P2">I took this program from previous tutorial. I’m going to create device file manually for this driver.</text:p>
      <text:p text:style-name="P1"><text:span text:style-name="T1"/></text:p>
      <text:p text:style-name="P1"><text:span text:style-name="T1"/></text:p>
      <table:table table:name="Table1" table:style-name="Table1">
        <table:table-column table:style-name="Table1.A"/>
        <table:table-column table:style-name="Table1.B"/>
        <text:soft-page-break/>
        <table:table-row>
          <table:table-cell table:style-name="Table1.A1" office:value-type="string">
            <text:p text:style-name="P23">1</text:p>
            <text:p text:style-name="P24">2</text:p>
            <text:p text:style-name="P23">3</text:p>
            <text:p text:style-name="P24">4</text:p>
            <text:p text:style-name="P23">5</text:p>
            <text:p text:style-name="P24">6</text:p>
            <text:p text:style-name="P23">7</text:p>
            <text:p text:style-name="P24">8</text:p>
            <text:p text:style-name="P23">9</text:p>
            <text:p text:style-name="P24">10</text:p>
            <text:p text:style-name="P23">11</text:p>
            <text:p text:style-name="P24">12</text:p>
            <text:p text:style-name="P23">13</text:p>
            <text:p text:style-name="P24">14</text:p>
            <text:p text:style-name="P23">15</text:p>
            <text:p text:style-name="P24">16</text:p>
            <text:p text:style-name="P23">17</text:p>
            <text:p text:style-name="P24">18</text:p>
            <text:p text:style-name="P23">19</text:p>
            <text:p text:style-name="P24">20</text:p>
            <text:p text:style-name="P23">21</text:p>
            <text:p text:style-name="P24">22</text:p>
            <text:p text:style-name="P23">23</text:p>
            <text:p text:style-name="P24">24</text:p>
            <text:p text:style-name="P23">25</text:p>
            <text:p text:style-name="P24">26</text:p>
            <text:p text:style-name="P23">27</text:p>
            <text:p text:style-name="P24">28</text:p>
            <text:p text:style-name="P23">29</text:p>
            <text:p text:style-name="P24">30</text:p>
            <text:p text:style-name="P23">31</text:p>
            <text:p text:style-name="P24">32</text:p>
            <text:p text:style-name="P23">33</text:p>
          </table:table-cell>
          <table:table-cell table:style-name="Table1.B1" office:value-type="string">
            <text:section text:style-name="Sect1" text:name="crayon-5b41874116712968349329-1">
              <text:p text:style-name="P26">#include&lt;linux/kernel.h&gt;</text:p>
            </text:section>
            <text:section text:style-name="Sect2" text:name="crayon-5b41874116712968349329-2">
              <text:p text:style-name="P26">#include&lt;linux/init.h&gt;</text:p>
            </text:section>
            <text:section text:style-name="Sect1" text:name="crayon-5b41874116712968349329-3">
              <text:p text:style-name="P26">#include&lt;linux/module.h&gt;</text:p>
            </text:section>
            <text:section text:style-name="Sect2" text:name="crayon-5b41874116712968349329-4">
              <text:p text:style-name="P26">#include &lt;linux/kdev_t.h&gt;</text:p>
            </text:section>
            <text:section text:style-name="Sect1" text:name="crayon-5b41874116712968349329-5">
              <text:p text:style-name="P26">#include &lt;linux/fs.h&gt;</text:p>
            </text:section>
            <text:section text:style-name="Sect2" text:name="crayon-5b41874116712968349329-6">
              <text:p text:style-name="P22"/>
            </text:section>
            <text:section text:style-name="Sect1" text:name="crayon-5b41874116712968349329-7">
              <text:p text:style-name="P25"><text:span text:style-name="T46">dev_t </text:span><text:span text:style-name="T48">dev</text:span><text:span text:style-name="T50"> </text:span><text:span text:style-name="T48">=</text:span><text:span text:style-name="T50"> </text:span><text:span text:style-name="T52">0</text:span><text:span text:style-name="T48">;</text:span></text:p>
            </text:section>
            <text:section text:style-name="Sect2" text:name="crayon-5b41874116712968349329-8">
              <text:p text:style-name="P22"/>
            </text:section>
            <text:section text:style-name="Sect1" text:name="crayon-5b41874116712968349329-9">
              <text:p text:style-name="P25"><text:span text:style-name="T54">static</text:span><text:span text:style-name="T50"> </text:span><text:span text:style-name="T56">int</text:span><text:span text:style-name="T50"> </text:span><text:span text:style-name="T46">__init hello_world_init</text:span><text:span text:style-name="T48">(</text:span><text:span text:style-name="T56">void</text:span><text:span text:style-name="T48">)</text:span></text:p>
            </text:section>
            <text:section text:style-name="Sect2" text:name="crayon-5b41874116712968349329-10">
              <text:p text:style-name="P27">{</text:p>
            </text:section>
            <text:section text:style-name="Sect1" text:name="crayon-5b41874116712968349329-11">
              <text:p text:style-name="P28"><text:span text:style-name="T50">        </text:span><text:span text:style-name="T57">/*Allocating Major number*/</text:span></text:p>
            </text:section>
            <text:section text:style-name="Sect2" text:name="crayon-5b41874116712968349329-12">
              <text:p text:style-name="P28"><text:span text:style-name="T50">        </text:span><text:span text:style-name="T55">if</text:span><text:span text:style-name="T49">((</text:span><text:span text:style-name="T47">alloc_chrdev_region</text:span><text:span text:style-name="T49">(&amp;dev,</text:span><text:span text:style-name="T51"> </text:span><text:span text:style-name="T53">0</text:span><text:span text:style-name="T49">,</text:span><text:span text:style-name="T51"> </text:span><text:span text:style-name="T53">1</text:span><text:span text:style-name="T49">,</text:span><text:span text:style-name="T51"> </text:span><text:span text:style-name="T59">"</text:span><text:span text:style-name="T60">Technologics</text:span><text:span text:style-name="T59">_Dev"</text:span><text:span text:style-name="T49">))</text:span><text:span text:style-name="T51"> </text:span><text:span text:style-name="T49">&lt;</text:span><text:span text:style-name="T53">0</text:span><text:span text:style-name="T49">){</text:span></text:p>
            </text:section>
            <text:section text:style-name="Sect1" text:name="crayon-5b41874116712968349329-13">
              <text:p text:style-name="P28"><text:span text:style-name="T50">                </text:span><text:span text:style-name="T47">printk</text:span><text:span text:style-name="T49">(KERN_</text:span><text:span text:style-name="T42">INFO</text:span><text:span text:style-name="T51"> </text:span><text:span text:style-name="T59">"Cannot allocate major number for device\n"</text:span><text:span text:style-name="T49">);</text:span></text:p>
            </text:section>
            <text:section text:style-name="Sect2" text:name="crayon-5b41874116712968349329-14">
              <text:p text:style-name="P28"><text:span text:style-name="T50">                </text:span><text:span text:style-name="T55">return</text:span><text:span text:style-name="T51"> </text:span><text:span text:style-name="T49">-</text:span><text:span text:style-name="T53">1</text:span><text:span text:style-name="T49">;</text:span></text:p>
            </text:section>
            <text:section text:style-name="Sect1" text:name="crayon-5b41874116712968349329-15">
              <text:p text:style-name="P28"><text:span text:style-name="T50">        </text:span><text:span text:style-name="T49">}</text:span></text:p>
            </text:section>
            <text:section text:style-name="Sect2" text:name="crayon-5b41874116712968349329-16">
              <text:p text:style-name="P28"><text:span text:style-name="T50">        </text:span><text:span text:style-name="T47">printk</text:span><text:span text:style-name="T49">(KERN_</text:span><text:span text:style-name="T42">INFO</text:span><text:span text:style-name="T51"> </text:span><text:span text:style-name="T59">"Major = %d Minor = %d \n"</text:span><text:span text:style-name="T49">,</text:span><text:span text:style-name="T47">MAJOR</text:span><text:span text:style-name="T49">(dev),</text:span><text:span text:style-name="T51"> </text:span><text:span text:style-name="T47">MINOR</text:span><text:span text:style-name="T49">(dev));</text:span></text:p>
            </text:section>
            <text:section text:style-name="Sect1" text:name="crayon-5b41874116712968349329-17">
              <text:p text:style-name="P28"><text:span text:style-name="T50">        </text:span><text:span text:style-name="T47">printk</text:span><text:span text:style-name="T49">(KERN_</text:span><text:span text:style-name="T42">INFO</text:span><text:span text:style-name="T51"> </text:span><text:span text:style-name="T59">"Kernel Module Inserted Successfully...\n"</text:span><text:span text:style-name="T49">);</text:span></text:p>
            </text:section>
            <text:section text:style-name="Sect2" text:name="crayon-5b41874116712968349329-18">
              <text:p text:style-name="P25"><text:span text:style-name="T54">return</text:span><text:span text:style-name="T50"> </text:span><text:span text:style-name="T52">0</text:span><text:span text:style-name="T48">;</text:span></text:p>
            </text:section>
            <text:section text:style-name="Sect1" text:name="crayon-5b41874116712968349329-19">
              <text:p text:style-name="P27">}</text:p>
            </text:section>
            <text:section text:style-name="Sect2" text:name="crayon-5b41874116712968349329-20">
              <text:p text:style-name="P22"/>
            </text:section>
            <text:section text:style-name="Sect1" text:name="crayon-5b41874116712968349329-21">
              <text:p text:style-name="P25"><text:span text:style-name="T56">void</text:span><text:span text:style-name="T50"> </text:span><text:span text:style-name="T46">__exit hello_world_exit</text:span><text:span text:style-name="T48">(</text:span><text:span text:style-name="T56">void</text:span><text:span text:style-name="T48">)</text:span></text:p>
            </text:section>
            <text:section text:style-name="Sect2" text:name="crayon-5b41874116712968349329-22">
              <text:p text:style-name="P27">{</text:p>
            </text:section>
            <text:section text:style-name="Sect1" text:name="crayon-5b41874116712968349329-23">
              <text:p text:style-name="P28"><text:span text:style-name="T50">        </text:span><text:span text:style-name="T47">unregister_chrdev_region</text:span><text:span text:style-name="T49">(dev,</text:span><text:span text:style-name="T51"> </text:span><text:span text:style-name="T53">1</text:span><text:span text:style-name="T49">);</text:span></text:p>
            </text:section>
            <text:section text:style-name="Sect2" text:name="crayon-5b41874116712968349329-24">
              <text:p text:style-name="P25"><text:span text:style-name="T46">printk</text:span><text:span text:style-name="T48">(KERN_</text:span>INFO<text:span text:style-name="T50"> </text:span><text:span text:style-name="T58">"Kernel Module Removed Successfully...\n"</text:span><text:span text:style-name="T48">);</text:span></text:p>
            </text:section>
            <text:section text:style-name="Sect1" text:name="crayon-5b41874116712968349329-25">
              <text:p text:style-name="P27">}</text:p>
            </text:section>
            <text:section text:style-name="Sect2" text:name="crayon-5b41874116712968349329-26">
              <text:p text:style-name="P22"/>
            </text:section>
            <text:section text:style-name="Sect1" text:name="crayon-5b41874116712968349329-27">
              <text:p text:style-name="P25"><text:span text:style-name="T46">module_init</text:span><text:span text:style-name="T48">(hello_world_init);</text:span></text:p>
            </text:section>
            <text:section text:style-name="Sect2" text:name="crayon-5b41874116712968349329-28">
              <text:p text:style-name="P25"><text:span text:style-name="T46">module_exit</text:span><text:span text:style-name="T48">(hello_world_exit);</text:span></text:p>
            </text:section>
            <text:section text:style-name="Sect1" text:name="crayon-5b41874116712968349329-29">
              <text:p text:style-name="P22"/>
            </text:section>
            <text:section text:style-name="Sect2" text:name="crayon-5b41874116712968349329-30">
              <text:p text:style-name="P25"><text:span text:style-name="T46">MODULE_LICENSE</text:span><text:span text:style-name="T48">(</text:span><text:span text:style-name="T58">"GPL"</text:span><text:span text:style-name="T48">);</text:span></text:p>
            </text:section>
            <text:section text:style-name="Sect1" text:name="crayon-5b41874116712968349329-31">
              <text:p text:style-name="P25"><text:span text:style-name="T46">MODULE_AUTHOR</text:span><text:span text:style-name="T48">(</text:span><text:span text:style-name="T58">"</text:span><text:span text:style-name="T61">Technologics</text:span><text:span text:style-name="T58"> &lt;</text:span><text:span text:style-name="T61">www.Technologics.in&gt;</text:span><text:span text:style-name="T58">"</text:span><text:span text:style-name="T48">);</text:span></text:p>
            </text:section>
            <text:section text:style-name="Sect2" text:name="crayon-5b41874116712968349329-32">
              <text:p text:style-name="P25"><text:span text:style-name="T46">MODULE_DESCRIPTION</text:span><text:span text:style-name="T48">(</text:span><text:span text:style-name="T58">"A simple hello world driver"</text:span><text:span text:style-name="T48">);</text:span></text:p>
            </text:section>
            <text:section text:style-name="Sect1" text:name="crayon-5b41874116712968349329-33">
              <text:p text:style-name="P25"><text:span text:style-name="T46">MODULE_VERSION</text:span><text:span text:style-name="T48">(</text:span><text:span text:style-name="T58">"1.1"</text:span><text:span text:style-name="T48">);</text:span></text:p>
            </text:section>
          </table:table-cell>
        </table:table-row>
      </table:table>
      <text:p text:style-name="P1"><text:span text:style-name="T1"/></text:p>
      <text:p text:style-name="P6"><text:span text:style-name="T4">&gt;--<text:tab/></text:span><text:span text:style-name="T14">Build the driver by using Makefile (</text:span><text:span text:style-name="Source_20_Text"><text:span text:style-name="Emphasis"><text:span text:style-name="T28">sudo make</text:span></text:span></text:span><text:span text:style-name="T14">)</text:span></text:p>
      <text:p text:style-name="P6"><text:span text:style-name="T4">&gt;--<text:tab/></text:span><text:span text:style-name="T14">Load the driver using </text:span><text:span text:style-name="Emphasis"><text:span text:style-name="Source_20_Text"><text:span text:style-name="T23">sudo insmod</text:span></text:span></text:span></text:p>
      <text:p text:style-name="P6"><text:span text:style-name="T4">&gt;--<text:tab/></text:span><text:span text:style-name="T14">Check the device file using </text:span><text:span text:style-name="Source_20_Text"><text:span text:style-name="T23">ls -l /dev/</text:span></text:span><text:span text:style-name="T14">. By this time device file is not created for your <text:tab/>driver.</text:span></text:p>
      <text:p text:style-name="P6"><text:span text:style-name="T4">&gt;--<text:tab/></text:span><text:span text:style-name="T14">Create device file using </text:span><text:span text:style-name="Source_20_Text"><text:span text:style-name="T23">mknod </text:span></text:span><text:span text:style-name="T14">and then check using </text:span><text:span text:style-name="Source_20_Text"><text:span text:style-name="T23">ls -l /dev/</text:span></text:span><text:span text:style-name="T14">.</text:span></text:p>
      <text:p text:style-name="P5"><text:span text:style-name="T1"/></text:p>
      <text:p text:style-name="P5"><text:span text:style-name="T1"/></text:p>
      <text:p text:style-name="P12"><text:span text:style-name="Emphasis"><text:span text:style-name="Source_20_Text"><text:span text:style-name="T27">linux@Technologics:/home/driver/driver$sudo mknod -m 666 /dev/etx_device c 246 0</text:span></text:span></text:span></text:p>
      <text:p text:style-name="P14"><text:span text:style-name="Emphasis"><text:span text:style-name="Source_20_Text"><text:span text:style-name="T27">linux@embetronicx-VirtualBox::/home/driver/driver$ ls -l /dev/ | grep "etx_device"</text:span></text:span></text:span></text:p>
      <text:p text:style-name="P14"><text:span text:style-name="Emphasis"><text:span text:style-name="Source_20_Text"><text:span text:style-name="T27">crw-rw-rw-  1  root root  246, 0  Aug 15  13:53  etx_device</text:span></text:span></text:span></text:p>
      <text:p text:style-name="P5"><text:span text:style-name="T1"/></text:p>
      <text:p text:style-name="P11"><text:span text:style-name="T37">Now our device file got created and registered with major number.</text:span><text:bookmark text:name="Automatically_Creating_Device_File"/></text:p>
      <text:p text:style-name="P1"><text:span text:style-name="T1"/></text:p>
      <text:p text:style-name="P1"><text:span text:style-name="T1"/></text:p>
      <text:h text:style-name="P21" text:outline-level="2"><text:bookmark text:name="Automatically_Creating_Device_File2"/><text:span text:style-name="T33">Automatically Creating Device File</text:span></text:h>
      <text:p text:style-name="P1"><text:span text:style-name="T1"/></text:p>
      <text:p text:style-name="P2">The automatic creation of device files can be handled with udev. Udev is the device manager for the Linux kernel that creates/removes device nodes in the /dev directory dynamically. Just follow the below steps.</text:p>
      <text:p text:style-name="P1"><text:span text:style-name="T1"/></text:p>
      <text:p text:style-name="P1"><text:span text:style-name="T1"/></text:p>
      <text:p text:style-name="P6"><text:soft-page-break/><text:span text:style-name="T4">1. </text:span><text:span text:style-name="T14">Include the header file </text:span><text:span text:style-name="Strong_20_Emphasis"><text:span text:style-name="T15">linux/device.h </text:span></text:span><text:span text:style-name="T14">and </text:span><text:span text:style-name="Strong_20_Emphasis"><text:span text:style-name="T15">linux/kdev_t.h</text:span></text:span></text:p>
      <text:p text:style-name="P6"><text:span text:style-name="T4">2. </text:span><text:span text:style-name="T1">Create the struct Class</text:span></text:p>
      <text:p text:style-name="P6"><text:span text:style-name="T4">3. </text:span><text:span text:style-name="T1">Create Device with the class which is created by above step</text:span><text:span text:style-name="T4">.</text:span></text:p>
      <text:p text:style-name="P6"><text:span text:style-name="T4"/></text:p>
      <text:h text:style-name="P19" text:outline-level="3"><text:bookmark text:name="Create_the_class"/><text:span text:style-name="T36">Create the class</text:span></text:h>
      <text:p text:style-name="P6"><text:span text:style-name="T4"/></text:p>
      <text:p text:style-name="P1"><text:span text:style-name="T1">This will create the struct class for our device driver. It will create structure under</text:span><text:span text:style-name="Source_20_Text"><text:span text:style-name="T23">/sys/class/</text:span></text:span><text:span text:style-name="T1">.</text:span></text:p>
      <text:p text:style-name="P1"><text:span text:style-name="T1"/></text:p>
      <text:p text:style-name="P1"><text:tab/><text:span text:style-name="T22">struct class * class_create (struct module *owner, const char *name);</text:span></text:p>
      <text:p text:style-name="P1"><text:span text:style-name="T22"/></text:p>
      <text:p text:style-name="P1"><text:span text:style-name="Emphasis"><text:span text:style-name="T16">owner – </text:span></text:span><text:span text:style-name="T1">pointer to the module that is to “</text:span><text:span text:style-name="T2">own</text:span><text:span text:style-name="T18">” </text:span><text:span text:style-name="T1">this struct class</text:span></text:p>
      <text:p text:style-name="P1"><text:span text:style-name="Emphasis"><text:span text:style-name="T16">name – </text:span></text:span><text:span text:style-name="T1">pointer to a string for the name of this class</text:span></text:p>
      <text:p text:style-name="P1"><text:span text:style-name="T22"/></text:p>
      <text:p text:style-name="P1"><text:span text:style-name="T1">This is used to create a struct class pointer that can then be used in calls to </text:span><text:span text:style-name="Source_20_Text"><text:span text:style-name="T23">class_device_create</text:span></text:span><text:span text:style-name="T1">.</text:span></text:p>
      <text:p text:style-name="P1"><text:span text:style-name="T22"/></text:p>
      <text:p text:style-name="P1"><text:span text:style-name="Strong_20_Emphasis"><text:span text:style-name="T5">Note,</text:span></text:span><text:span text:style-name="Strong_20_Emphasis"><text:span text:style-name="T18"> </text:span></text:span><text:span text:style-name="T1">the pointer created here is to be destroyed when finished by making a call to </text:span><text:span text:style-name="Source_20_Text"><text:span text:style-name="T23">class_destroy</text:span></text:span><text:span text:style-name="T1">.</text:span></text:p>
      <text:p text:style-name="P1"><text:span text:style-name="T22"/></text:p>
      <text:p text:style-name="P3">Void class_destroy (struct class * cls);</text:p>
      <text:p text:style-name="P1"><text:span text:style-name="T22"/></text:p>
      <text:p text:style-name="P1"><text:span text:style-name="T22"/></text:p>
      <text:h text:style-name="P17" text:outline-level="3"><text:bookmark text:name="Create_Device"/>Create Device</text:h>
      <text:p text:style-name="P2">This function can be used by char device classes. A struct device will be created in sysfs, registered to the specified class.</text:p>
      <text:p text:style-name="P1"/>
      <text:p text:style-name="P10"><text:span text:style-name="Source_20_Text"><text:span text:style-name="T23">struct device *device_create (struct *class, struct device *parent, </text:span></text:span><text:span text:style-name="Source_20_Text"><text:span text:style-name="T31"><text:s/></text:span></text:span><text:span text:style-name="Source_20_Text"><text:span text:style-name="T23">dev_t dev, const char *fmt, ...);</text:span></text:span></text:p>
      <text:p text:style-name="P1"><text:span text:style-name="T22"/></text:p>
      <text:p text:style-name="P1"><text:span text:style-name="Emphasis"><text:span text:style-name="T16">class – </text:span></text:span><text:span text:style-name="T1">pointer to the struct class that this device should be registered to</text:span></text:p>
      <text:p text:style-name="P1"><text:span text:style-name="T22"/></text:p>
      <text:p text:style-name="P1"><text:span text:style-name="Emphasis"><text:span text:style-name="T16">parent – </text:span></text:span><text:span text:style-name="T1">pointer to the parent struct device of this new device, if any</text:span></text:p>
      <text:p text:style-name="P1"><text:span text:style-name="T22"/></text:p>
      <text:p text:style-name="P1"><text:span text:style-name="Emphasis"><text:span text:style-name="T16">devt – </text:span></text:span><text:span text:style-name="T1">the dev_t for the char device to be added</text:span></text:p>
      <text:p text:style-name="P1"><text:span text:style-name="T22"/></text:p>
      <text:p text:style-name="P1"><text:span text:style-name="Emphasis"><text:span text:style-name="T16">fmt – </text:span></text:span><text:span text:style-name="T1">string for the device’s name</text:span></text:p>
      <text:p text:style-name="P1"><text:span text:style-name="T22"/></text:p>
      <text:p text:style-name="P1"><text:span text:style-name="Emphasis"><text:span text:style-name="T20">… – </text:span></text:span><text:span text:style-name="T1">variable arguments</text:span></text:p>
      <text:p text:style-name="P1"><text:span text:style-name="T22"/></text:p>
      <text:p text:style-name="P1"><text:span text:style-name="T1">A “</text:span><text:span text:style-name="T2">dev</text:span><text:span text:style-name="T18">” </text:span><text:span text:style-name="T1">file will be created, showing the dev_t for the device, if the dev_t is not 0,0. If a pointer to a parent struct device is passed in, the newly created struct device will be a child of that device in sysfs. The pointer to the struct device will be returned from the call. Any further sysfs files that might be required can be created using this pointer.</text:span></text:p>
      <text:p text:style-name="P1"><text:span text:style-name="T22"/></text:p>
      <text:p text:style-name="P1"><text:span text:style-name="Strong_20_Emphasis"><text:span text:style-name="T5">Note, </text:span></text:span><text:span text:style-name="T1">you can destroy the device using </text:span><text:span text:style-name="Source_20_Text"><text:span text:style-name="T23">device_destroy()</text:span></text:span><text:span text:style-name="T1">.</text:span></text:p>
      <text:p text:style-name="P1"><text:span text:style-name="T22"/></text:p>
      <text:p text:style-name="P1"><text:span text:style-name="T22">Void device_destroy (struct class * class, dev_t devt);</text:span></text:p>
      <text:p text:style-name="P1"><text:span text:style-name="T22"/></text:p>
      <text:p text:style-name="P2"><text:span text:style-name="T38">If you don’t understand please refer the below program, Then you will understand.</text:span></text:p>
      <text:p text:style-name="P7"><text:span text:style-name="T22"/></text:p>
      <text:p text:style-name="P1"><text:span text:style-name="T22"><text:tab/></text:span><text:span text:style-name="T24">creat_device.c</text:span></text:p>
      <text:p text:style-name="P1"><text:span text:style-name="T22"/></text:p>
      <text:p text:style-name="P1"><text:span text:style-name="T22"/></text:p>
      <text:p text:style-name="P9"><text:span text:style-name="T25">&gt;--<text:tab/></text:span><text:span text:style-name="T14">Build the driver by using Makefile (</text:span><text:span text:style-name="Source_20_Text"><text:span text:style-name="Emphasis"><text:span text:style-name="T28">sudo make</text:span></text:span></text:span><text:span text:style-name="T14">)</text:span></text:p>
      <text:p text:style-name="P9"><text:span text:style-name="T25">&gt;--<text:tab/></text:span><text:span text:style-name="T14">Load the driver using </text:span><text:span text:style-name="Emphasis"><text:span text:style-name="Source_20_Text"><text:span text:style-name="T23">sudo insmod</text:span></text:span></text:span></text:p>
      <text:p text:style-name="P9"><text:span text:style-name="T25">&gt;--<text:tab/></text:span><text:span text:style-name="T14">Check the device file using </text:span><text:span text:style-name="Source_20_Text"><text:span text:style-name="T23">ls -l /dev/ | grep "etx_device"</text:span></text:span></text:p>
      <text:p text:style-name="P8"><text:span text:style-name="T22"/></text:p>
      <text:p text:style-name="P13"><text:span text:style-name="Source_20_Text"><text:span text:style-name="Emphasis"><text:span text:style-name="T29">linux@embetronicx-VirtualBox:/home/driver/driver$ ls -l /dev/ | grep "etx_device"</text:span></text:span></text:span></text:p>
      <text:p text:style-name="P14"><text:span text:style-name="Source_20_Text"><text:span text:style-name="Emphasis"><text:span text:style-name="T29">crw------- 1  root  root  246, 0  Aug 15  13:36  etx_device</text:span></text:span></text:span></text:p>
      <text:p text:style-name="P8"><text:soft-page-break/><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09:10:00.001245110</meta:creation-date>
    <dc:date>2018-07-08T10:10:36.468653965</dc:date>
    <meta:editing-duration>PT12M33S</meta:editing-duration>
    <meta:editing-cycles>2</meta:editing-cycles>
    <meta:generator>LibreOffice/5.1.6.2$Linux_X86_64 LibreOffice_project/10m0$Build-2</meta:generator>
    <meta:document-statistic meta:table-count="1" meta:image-count="0" meta:object-count="0" meta:page-count="5" meta:paragraph-count="136" meta:word-count="1149" meta:character-count="7137" meta:non-whitespace-character-count="5997"/>
  </office:meta>
</office:document-meta>
</file>